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c5534" officeooo:paragraph-rsid="00082024" style:font-weight-asian="bold" style:font-weight-complex="bold"/>
    </style:style>
    <style:style style:name="P2" style:family="paragraph" style:parent-style-name="Text_20_body">
      <style:paragraph-properties fo:text-align="start" style:justify-single-word="false"/>
      <style:text-properties fo:font-weight="bold" officeooo:rsid="00082024" officeooo:paragraph-rsid="00082024" style:font-weight-asian="bold" style:font-weight-complex="bold"/>
    </style:style>
    <style:style style:name="P3" style:family="paragraph" style:parent-style-name="Text_20_body">
      <style:paragraph-properties fo:text-align="start" style:justify-single-word="false"/>
      <style:text-properties fo:font-weight="normal" officeooo:rsid="00082024" officeooo:paragraph-rsid="00082024" style:font-weight-asian="normal" style:font-weight-complex="normal"/>
    </style:style>
    <style:style style:name="P4" style:family="paragraph" style:parent-style-name="Text_20_body">
      <style:paragraph-properties fo:text-align="start" style:justify-single-word="false"/>
      <style:text-properties fo:font-size="15pt" fo:font-weight="bold" officeooo:rsid="000bbf44" officeooo:paragraph-rsid="000bbf44" style:font-size-asian="15pt" style:font-weight-asian="bold" style:font-size-complex="15pt" style:font-weight-complex="bold"/>
    </style:style>
    <style:style style:name="P5" style:family="paragraph" style:parent-style-name="Heading_20_3">
      <style:paragraph-properties fo:text-align="start" style:justify-single-word="false"/>
      <style:text-properties style:font-name="Liberation Sans" fo:font-size="12pt" officeooo:rsid="0014dad4" officeooo:paragraph-rsid="0014dad4" style:font-size-asian="10.5pt" style:font-size-complex="12pt"/>
    </style:style>
    <style:style style:name="P6" style:family="paragraph" style:parent-style-name="Text_20_body">
      <style:paragraph-properties fo:text-align="start" style:justify-single-word="false"/>
      <style:text-properties officeooo:paragraph-rsid="000dac18"/>
    </style:style>
    <style:style style:name="P7" style:family="paragraph" style:parent-style-name="Text_20_body">
      <style:paragraph-properties fo:text-align="start" style:justify-single-word="false"/>
      <style:text-properties style:font-name="Liberation Sans" fo:font-size="15pt" fo:font-weight="bold" officeooo:rsid="000dac18" officeooo:paragraph-rsid="000dac18" style:font-size-asian="15pt" style:font-weight-asian="bold" style:font-size-complex="15pt" style:font-weight-complex="bold"/>
    </style:style>
    <style:style style:name="P8" style:family="paragraph" style:parent-style-name="Text_20_body">
      <style:paragraph-properties fo:text-align="start" style:justify-single-word="false"/>
      <style:text-properties style:font-name="Liberation Sans" fo:font-weight="normal" officeooo:rsid="00082024" officeooo:paragraph-rsid="00082024" style:font-weight-asian="normal" style:font-weight-complex="normal"/>
    </style:style>
    <style:style style:name="P9" style:family="paragraph" style:parent-style-name="Text_20_body">
      <style:paragraph-properties fo:text-align="start" style:justify-single-word="false"/>
      <style:text-properties style:font-name="Liberation Sans" fo:font-weight="bold" officeooo:rsid="00082024" officeooo:paragraph-rsid="00082024" style:font-weight-asian="bold" style:font-weight-complex="bold"/>
    </style:style>
    <style:style style:name="P10" style:family="paragraph" style:parent-style-name="Text_20_body">
      <style:paragraph-properties fo:text-align="start" style:justify-single-word="false"/>
      <style:text-properties style:font-name="Liberation Sans" officeooo:rsid="0014dad4" officeooo:paragraph-rsid="0014dad4"/>
    </style:style>
    <style:style style:name="P11" style:family="paragraph" style:parent-style-name="Text_20_body">
      <style:paragraph-properties fo:text-align="start" style:justify-single-word="false"/>
      <style:text-properties style:font-name="Liberation Sans" style:text-underline-style="none" fo:font-weight="bold" officeooo:rsid="0014dad4" officeooo:paragraph-rsid="0014dad4" style:font-weight-asian="bold" style:font-weight-complex="bold"/>
    </style:style>
    <style:style style:name="P12" style:family="paragraph" style:parent-style-name="Text_20_body">
      <style:paragraph-properties fo:text-align="start" style:justify-single-word="false"/>
      <style:text-properties style:font-name="Liberation Sans" style:text-underline-style="none" fo:font-weight="normal" officeooo:rsid="001767c8" officeooo:paragraph-rsid="001767c8" style:font-weight-asian="normal" style:font-weight-complex="normal"/>
    </style:style>
    <style:style style:name="P13" style:family="paragraph" style:parent-style-name="Text_20_body">
      <style:paragraph-properties fo:text-align="center" style:justify-single-word="false"/>
      <style:text-properties officeooo:paragraph-rsid="000bbf44"/>
    </style:style>
    <style:style style:name="P14" style:family="paragraph" style:parent-style-name="Text_20_body">
      <style:paragraph-properties fo:text-align="start" style:justify-single-word="false"/>
      <style:text-properties officeooo:rsid="0014dad4" officeooo:paragraph-rsid="0014dad4"/>
    </style:style>
    <style:style style:name="T1" style:family="text">
      <style:text-properties officeooo:rsid="00082024"/>
    </style:style>
    <style:style style:name="T2" style:family="text">
      <style:text-properties fo:font-weight="bold" style:font-weight-asian="bold" style:font-weight-complex="bold"/>
    </style:style>
    <style:style style:name="T3" style:family="text">
      <style:text-properties officeooo:rsid="0008c74d"/>
    </style:style>
    <style:style style:name="T4" style:family="text">
      <style:text-properties officeooo:rsid="000984c3"/>
    </style:style>
    <style:style style:name="T5" style:family="text">
      <style:text-properties officeooo:rsid="000a959a"/>
    </style:style>
    <style:style style:name="T6" style:family="text">
      <style:text-properties fo:font-weight="normal" style:font-weight-asian="normal" style:font-weight-complex="normal"/>
    </style:style>
    <style:style style:name="T7" style:family="text">
      <style:text-properties fo:font-size="15pt" fo:font-weight="bold" officeooo:rsid="000dac18" style:font-size-asian="15pt" style:font-weight-asian="bold" style:font-size-complex="15pt" style:font-weight-complex="bold"/>
    </style:style>
    <style:style style:name="T8" style:family="text">
      <style:text-properties style:font-name="Liberation Sans"/>
    </style:style>
    <style:style style:name="T9" style:family="text">
      <style:text-properties style:font-name="Liberation Sans" fo:font-size="15pt" fo:font-weight="bold" officeooo:rsid="000bbf44" style:font-size-asian="15pt" style:font-weight-asian="bold" style:font-size-complex="15pt" style:font-weight-complex="bold"/>
    </style:style>
    <style:style style:name="T10" style:family="text">
      <style:text-properties style:font-name="Liberation Sans" officeooo:rsid="00123a61"/>
    </style:style>
    <style:style style:name="T11" style:family="text">
      <style:text-properties officeooo:rsid="00123a61"/>
    </style:style>
    <style:style style:name="T12" style:family="text">
      <style:text-properties officeooo:rsid="0016a00f"/>
    </style:style>
    <style:style style:name="T13" style:family="text">
      <style:text-properties officeooo:rsid="0019418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8.514cm" fo:text-indent="-0.635cm" fo:margin-left="8.51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9.149cm" fo:text-indent="-0.635cm" fo:margin-left="9.14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9.784cm" fo:text-indent="-0.635cm" fo:margin-left="9.7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0.419cm" fo:text-indent="-0.635cm" fo:margin-left="10.41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1.054cm" fo:text-indent="-0.635cm" fo:margin-left="11.05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689cm" fo:text-indent="-0.635cm" fo:margin-left="11.68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2.324cm" fo:text-indent="-0.635cm" fo:margin-left="12.32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2.959cm" fo:text-indent="-0.635cm" fo:margin-left="12.95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3.594cm" fo:text-indent="-0.635cm" fo:margin-left="13.59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4.229cm" fo:text-indent="-0.635cm" fo:margin-left="14.229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UI FRAMEW<text:span text:style-name="T1">ORKS AND LIBRARIES</text:span></text:p>
      <text:p text:style-name="P2">Single page applications</text:p>
      <text:p text:style-name="P8">Thes<text:span text:style-name="T4">e</text:span> are applications that use only one html document <text:span text:style-name="T4">that creates different views for every page</text:span> to <text:span text:style-name="T4">be used</text:span> <text:span text:style-name="T4">to </text:span>swap through pages <text:span text:style-name="T3">sent from </text:span><text:span text:style-name="T4">the web server</text:span> to provide a faster user experience. It has two approaches to serving code, <text:span text:style-name="T2">bundling </text:span>and<text:span text:style-name="T2"> lazy loading. JSON </text:span><text:s/>gets set to the pa<text:span text:style-name="T3">g</text:span>e to update the content.where as in multipage application, the entire page<text:span text:style-name="T3">s</text:span> gets sent <text:span text:style-name="T3">from the web server </text:span>, making <text:span text:style-name="T3">multipage applications slower.</text:span></text:p>
      <text:p text:style-name="P9">Multipage applications</text:p>
      <text:p text:style-name="P8">These are applicatons that re<text:span text:style-name="T5">quire sendng of request to the web server for every page. They tend to be much slower compared to multipage applications. </text:span></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text:span text:style-name="T9"><text:s text:c="2"/>REACT</text:span></text:p>
      <text:p text:style-name="P6"><text:span text:style-name="T7">React</text:span><text:span text:style-name="T8"> updates the virtual DOM and compares it to the previous version of the virtual DOM. If a change has occurred, only that element is updated in the browser DOM. Changes on the browser DOM cause the displayed webpage to change. </text:span><text:span text:style-name="T10">React uses the react ibre architecture which serves as a priority system when it comes to updating the browser DOM. This system maintains <text:s/>that any changes that happen that is not in view are held in lower priority for the changes that are in view.</text:span></text:p>
      <text:p text:style-name="P6"><text:span text:style-name="T10"/></text:p>
      <text:p text:style-name="P6"><text:span text:style-name="T10"/></text:p>
      <text:p text:style-name="P6"><text:span text:style-name="T10"/></text:p>
      <text:p text:style-name="P11"><text:span text:style-name="T11">O</text:span>the<text:span text:style-name="T12">r</text:span> libraries that can be used with react</text:p>
      <text:p text:style-name="P12">Since react is a library, here are other javascript that can be used with it:</text:p>
      <text:p text:style-name="P10"><text:span text:style-name="T2">Luxon</text:span> is for <text:span text:style-name="T13">javascirpt </text:span>date and time</text:p>
      <text:p text:style-name="P10"><text:span text:style-name="T2">Lodash</text:span> is for quick mapping and other small quick function work</text:p>
      <text:h text:style-name="P5" text:outline-level="3">Redux</text:h>
      <text:p text:style-name="Text_20_body"/>
      <text:p text:style-name="Text_20_body">When building a web application, you'll need to keep track of its state. Think of when you shop online. The web application tracks items currently in your shopping cart. When you remove an item from the cart, the application needs to update what displays on the screen. This is where Redux comes in. It helps you manage your application state and even has advanced features such as undo and redo.</text:p>
      <text:p text:style-name="Text_20_body"/>
      <text:h text:style-name="Heading_20_3" text:outline-level="3">Axios</text:h>
      <text:p text:style-name="Text_20_body"/>
      <text:p text:style-name="Text_20_body">As a developer you'll be communicating with APIs over HTTP frequently. The Axios library helps to simplify sending HTTP requests and processing the response. It also provides advanced features allowing you to cancel requests and to change data received from the web server before your application uses the data.</text:p>
      <text:p text:style-name="Text_20_body"/>
      <text:h text:style-name="Heading_20_3" text:outline-level="3">Jest</text:h>
      <text:p text:style-name="Text_20_body"/>
      <text:p text:style-name="Text_20_body">It is good practice to write automated tests for your code as a professional developer. The jest library helps you to do this and works with many libraries and frameworks. It also provides reporting utilities such as providing information on how much of your code is tested by your automated tests.</text:p>
      <text:p text:style-name="Text_20_body"><text:soft-page-break/><text:span text:style-name="Strong_20_Emphasis">Learn more </text:span>Here is a list of resources that may be helpful as you continue your learning journey.</text:p>
      <text:h text:style-name="Heading_20_3" text:outline-level="3"><text:span text:style-name="Strong_20_Emphasis">React Official Website</text:span></text:h>
      <text:p text:style-name="Text_20_body"><text:a xlink:type="simple" xlink:href="https://reactjs.org/" office:target-frame-name="_blank" xlink:show="new" text:style-name="Internet_20_link" text:visited-style-name="Visited_20_Internet_20_Link">https://reactjs.org/</text:a></text:p>
      <text:p text:style-name="Text_20_body"><text:span text:style-name="Strong_20_Emphasis">Choosing between Traditional Web Apps and Single Page Apps (Microsoft)</text:span></text:p>
      <text:p text:style-name="Text_20_body"><text:a xlink:type="simple" xlink:href="https://docs.microsoft.com/en-us/dotnet/architecture/modern-web-apps-azure/choose-between-traditional-web-and-single-page-apps" office:target-frame-name="_blank" xlink:show="new" text:style-name="Internet_20_link" text:visited-style-name="Visited_20_Internet_20_Link">https://docs.microsoft.com/en-us/dotnet/architecture/modern-web-apps-azure/choose-between-traditional-web-and-single-page-apps</text:a></text:p>
      <text:p text:style-name="Text_20_body"><text:span text:style-name="Strong_20_Emphasis">React Source Code (Github)</text:span></text:p>
      <text:p text:style-name="Text_20_body"><text:a xlink:type="simple" xlink:href="https://github.com/facebook/react" office:target-frame-name="_blank" xlink:show="new" text:style-name="Internet_20_link" text:visited-style-name="Visited_20_Internet_20_Link">https://github.com/facebook/react</text:a></text:p>
      <text:p text:style-name="Text_20_body"><text:span text:style-name="Strong_20_Emphasis">Introduction to React.js </text:span></text:p>
      <text:p text:style-name="Text_20_body"><text:span text:style-name="Emphasis">The original video recorded at Facebook in 2013.</text:span></text:p>
      <text:p text:style-name="Text_20_body"><text:a xlink:type="simple" xlink:href="https://youtu.be/XxVg_s8xAms" office:target-frame-name="_blank" xlink:show="new" text:style-name="Internet_20_link" text:visited-style-name="Visited_20_Internet_20_Link"><text:span text:style-name="Emphasis">https://youtu.be/XxVg_s8xAms</text:span></text:a></text:p>
      <text:p text:style-name="Text_20_body"/>
      <text:p text:style-name="P10"/>
      <text:p text:style-name="P14"/>
      <text:p text:style-name="P7"><text:span text:style-name="T6"/></text:p>
      <text:p text:style-name="P4"/>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21:55:04.053279798</meta:creation-date>
    <dc:date>2023-07-22T14:07:21.146724370</dc:date>
    <meta:editing-duration>PT35M53S</meta:editing-duration>
    <meta:editing-cycles>13</meta:editing-cycles>
    <meta:generator>LibreOffice/7.3.7.2$Linux_X86_64 LibreOffice_project/30$Build-2</meta:generator>
    <meta:document-statistic meta:table-count="0" meta:image-count="0" meta:object-count="0" meta:page-count="3" meta:paragraph-count="27" meta:word-count="460" meta:character-count="2890" meta:non-whitespace-character-count="2451"/>
  </office:meta>
</office:document-meta>
</file>